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4d866" officeooo:paragraph-rsid="0014d866"/>
    </style:style>
    <style:style style:name="P2" style:family="paragraph" style:parent-style-name="Standard">
      <style:text-properties officeooo:rsid="0014d866" officeooo:paragraph-rsid="0015a1b7"/>
    </style:style>
    <style:style style:name="P3" style:family="paragraph" style:parent-style-name="Standard">
      <style:text-properties officeooo:rsid="0015a1b7" officeooo:paragraph-rsid="0015a1b7"/>
    </style:style>
    <style:style style:name="T1" style:family="text">
      <style:text-properties officeooo:rsid="0015a1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Esquema descriptivo</text:p>
      <text:p text:style-name="P1"/>
      <text:p text:style-name="P1">La cadena de Video-Clubs Dominican Movie ha decidido, para mejorar su servicio, emplear una base de datos para almacenar la información referente a las películas que ofrece en alquiler. Esta información es la siguiente: Una película se caracteriza por su título, nacionalidad, productora y fecha (p.e., “Quo Vadis”, “Estados Unidos”, “M.G.M.”, 1955). En una película pueden participar varios actores (nombre, nacionalidad, sexo) algunos de ellos como actores principales. Una película está dirigida por un director (nombre, nacionalidad). De cada película se dispone de uno o varios ejemplares diferenciados por un número de ejemplar y caracterizados por su estado de conservación. Un ejemplar se puede encontrar alquilado a algún cliente (DNI, nombre, dirección, teléfono). Se desea almacenar la fecha de comienzo del alquiler y la de devolución. Cada socio puede tener alquilados, en un momento dado, 4 ejemplares como máximo. Un socio tiene que ser avalado por otro socio que responda de él en caso de tener problemas en el alquiler. La BD deberá responder a consultas del tipo: 1. Títulos de las películas que existen en el videoclub 2. Títulos de las películas en las que participa Harrison Ford 3. ¿Cuántos ejemplares hay de la película Los amantes del Círculo Polar? 4. ¿Cuáles son las películas que tiene alquiladas el socio Juan Pérez? 5. Nombres de los socios presentados por el socio Antonio García 6. ¿Quiénes son los directores de nacionalidad Dominicana que tienen películas en el videoclub?</text:p>
      <text:p text:style-name="P1"/>
      <text:p text:style-name="P1"/>
      <text:p text:style-name="P1">Descripcion de las entidades</text:p>
      <text:p text:style-name="P1"/>
      <text:p text:style-name="P1">Tabla Socio</text:p>
      <text:p text:style-name="P1">Atributos: saldo,nombreCompleto,direccion,dni,telefono,idSocio</text:p>
      <text:p text:style-name="P1"/>
      <text:p text:style-name="P1">Tabla Ejemplar</text:p>
      <text:p text:style-name="P2">Atributos : precioActual,idEjemplar,estado,cantidadEjemplar</text:p>
      <text:p text:style-name="P2"/>
      <text:p text:style-name="P2"><text:span text:style-name="T1">Tabla Pelicula:</text:span></text:p>
      <text:p text:style-name="P2"/>
      <text:p text:style-name="P2"><text:span text:style-name="T1">Atributos: <text:s/>idPelicula,titulo,fechaLanzamiento,nacionalidad</text:span></text:p>
      <text:p text:style-name="P2"/>
      <text:p text:style-name="P3">Tabla Actor</text:p>
      <text:p text:style-name="P3"/>
      <text:p text:style-name="P3">Atributos: idActor,sexo,nombreCompleto,nacionalidad</text:p>
      <text:p text:style-name="P3"/>
      <text:p text:style-name="P3">Tabla Director:</text:p>
      <text:p text:style-name="P3">Atributos : idDirector ,nombreCompleto,nacionalidad,sexo</text:p>
      <text:p text:style-name="P3"/>
      <text:p text:style-name="P3">TablaProductor: </text:p>
      <text:p text:style-name="P3">Atributos: sexo,nacionalidad,nombreCompleto,idProductor</text:p>
      <text:p text:style-name="P3"/>
      <text:p text:style-name="P3">TablaCategoria </text:p>
      <text:p text:style-name="P3">Atributos: nombre,idCategori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9:56:17.311199278</meta:creation-date>
    <dc:date>2019-11-21T20:51:48.740301374</dc:date>
    <meta:editing-duration>PT34M11S</meta:editing-duration>
    <meta:editing-cycles>1</meta:editing-cycles>
    <meta:document-statistic meta:table-count="0" meta:image-count="0" meta:object-count="0" meta:page-count="1" meta:paragraph-count="17" meta:word-count="287" meta:character-count="2034" meta:non-whitespace-character-count="1775"/>
    <meta:generator>LibreOffice/5.2.7.2$Linux_X86_64 LibreOffice_project/20m0$Build-2</meta:generator>
  </office:meta>
</office:document-meta>
</file>